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TBL_Mitarbeiter(<text:span text:style-name="T2">PK_ID</text:span>,Name,Vorname,Stundenlohn,FK_PLZ,Geburtsdatum,Nummer,Straße)</text:p>
      <text:p text:style-name="Standard">TBL_Führungsposition(<text:span text:style-name="T3">PK_ID</text:span>,Name)</text:p>
      <text:p text:style-name="Standard">TBL_Mitarbeiter_Führungsposition(<text:span text:style-name="T4">FK_führungsposition,FK_mitarbeiter</text:span>)</text:p>
      <text:p text:style-name="Standard">TBL_Adresse(<text:span text:style-name="T5">PK_PLZ</text:span>,Stadt)</text:p>
      <text:p text:style-name="Standard">TBL_Bestellung(PK_ID,Bestelldatum)</text:p>
      <text:p text:style-name="Standard">TBL_Artikel(<text:span text:style-name="T6">Nummer</text:span>, Preis,Beschreibung,FK_Kategorie)</text:p>
      <text:p text:style-name="Standard">TBL_Rabatt(<text:span text:style-name="T7">PK_ID</text:span><text:span text:style-name="T8"><text:s/></text:span>,Anfangsdatum,Enddatum)</text:p>
      <text:p text:style-name="Standard">TBL_Lieferanten(PK_ID, Name, E-Mail, Nummer)</text:p>
      <text:p text:style-name="Standard">TBL_Rabat_Artikel(FK_Rabatt, FK_Artikel, Prozent)</text:p>
      <text:p text:style-name="Standard">TBL_Lieferanten_Artikel(FK_Lieferanten, FK_Artikel)</text:p>
      <text:p text:style-name="Standard">TBL_Bestellung_Lieferant(FK_Bestellung, FK_Lieferant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BK Solingen paedML</meta:initial-creator>
    <dc:creator>TBK Solingen paedML</dc:creator>
    <meta:creation-date>2016-09-02T11:57:00Z</meta:creation-date>
    <dc:date>2016-09-02T12:10:00Z</dc:date>
    <meta:template xlink:href="Normal.dotm" xlink:type="simple"/>
    <meta:editing-cycles>1</meta:editing-cycles>
    <meta:editing-duration>PT0S</meta:editing-duration>
    <meta:document-statistic meta:page-count="1" meta:paragraph-count="1" meta:word-count="73" meta:character-count="539" meta:row-count="3" meta:non-whitespace-character-count="467"/>
  </office:meta>
</office:document-meta>
</file>